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stroke="dash" draw:stroke-dash="Fine_20_Dashed" svg:stroke-color="#808080" draw:fill-color="#ffffff" draw:textarea-horizontal-align="justify" draw:textarea-vertical-align="middle" draw:auto-grow-height="false" fo:min-height="0.75cm" fo:min-width="0.5cm"/>
    </style:style>
    <style:style style:name="gr3" style:family="graphic" style:parent-style-name="standard">
      <style:graphic-properties draw:fill="none" draw:textarea-vertical-align="middle" draw:auto-grow-height="false" fo:min-height="4.49cm" fo:min-width="0cm"/>
    </style:style>
    <style:style style:name="gr4" style:family="graphic" style:parent-style-name="standard">
      <style:graphic-properties draw:fill="none" draw:textarea-vertical-align="middle" draw:auto-grow-height="false" fo:min-height="7.334cm" fo:min-width="0cm"/>
    </style:style>
    <style:style style:name="gr5" style:family="graphic" style:parent-style-name="standard">
      <style:graphic-properties draw:stroke="none" svg:stroke-color="#000000" draw:fill="none" draw:fill-color="#ffffff" fo:min-height="0.45cm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Nimbus Roman No9 L" fo:font-size="12pt" style:font-size-asian="12pt" style:font-size-complex="12pt"/>
    </style:style>
    <style:style style:name="P3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1pt" style:font-size-asian="18pt" style:font-size-complex="18pt"/>
    </style:style>
    <style:style style:name="P7" style:family="paragraph">
      <loext:graphic-properties draw:fill="none" draw:fill-color="#ffffff"/>
      <style:text-properties style:font-name="DejaVu Serif" fo:font-size="11pt" style:font-size-asian="18pt" style:font-size-complex="18pt"/>
    </style:style>
    <style:style style:name="T1" style:family="text">
      <style:text-properties style:font-name="Nimbus Roman No9 L" fo:font-size="12pt" style:font-size-asian="12pt" style:font-size-complex="12pt"/>
    </style:style>
    <style:style style:name="T2" style:family="text">
      <style:text-properties style:font-name="DejaVu Serif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3cm" svg:y="2.92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4cm" svg:y="2.92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5cm" svg:y="2.92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cm" svg:height="1cm" svg:x="6cm" svg:y="2.92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cm" svg:height="1cm" svg:x="8cm" svg:y="2.921cm">
          <text:p text:style-name="P1"><text:span text:style-name="T1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1cm" svg:x="9cm" svg:y="2.921cm">
          <text:p text:style-name="P1"><text:span text:style-name="T1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cm" svg:height="1cm" svg:x="10cm" svg:y="2.921cm">
          <text:p text:style-name="P1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layer="layout" svg:width="1cm" svg:height="1cm" svg:x="7cm" svg:y="2.92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0.75cm" svg:height="5cm" draw:transform="rotate (-1.5707963267949) translate (8cm 2.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0.75cm" svg:height="8cm" draw:transform="rotate (1.5707963267949) translate (3cm 4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7" draw:layer="layout" svg:width="2.85cm" svg:height="0.7cm" svg:x="4.4cm" svg:y="1.55cm">
          <draw:text-box>
            <text:p text:style-name="P6"><text:span text:style-name="T2">min-length</text:span></text:p>
          </draw:text-box>
        </draw:frame>
        <draw:frame draw:style-name="gr6" draw:text-style-name="P7" draw:layer="layout" svg:width="3.2cm" svg:height="0.75cm" svg:x="5.9cm" svg:y="4.55cm">
          <draw:text-box>
            <text:p text:style-name="P6"><text:span text:style-name="T2">max-length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Nimbus Roman No9 L" svg:font-family="'Nimbus Roman No9 L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z Wilhelmstötter</meta:initial-creator>
    <meta:creation-date>2012-02-13T21:10:07</meta:creation-date>
    <dc:date>2017-10-26T10:07:17.502684772</dc:date>
    <meta:editing-duration>PT20M51S</meta:editing-duration>
    <meta:editing-cycles>12</meta:editing-cycles>
    <meta:generator>LibreOffice/5.4.1.2$Linux_X86_64 LibreOffice_project/40m0$Build-2</meta:generator>
    <meta:document-statistic meta:object-count="12"/>
  </office:meta>
</office:document-meta>
</file>